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5aa66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65af8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901e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fo:font-size="11pt" fo:font-weight="bold" officeooo:paragraph-rsid="0020850f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4179b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65af8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20591a" officeooo:paragraph-rsid="0020591a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20591a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12880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normal" officeooo:paragraph-rsid="0020850f" fo:background-color="#fffff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monospace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679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591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rsid="0020591a" officeooo:paragraph-rsid="00206797" fo:background-color="#fffff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2pt" fo:letter-spacing="normal" fo:font-style="normal" fo:font-weight="bold" officeooo:rsid="0015a5bd" officeooo:paragraph-rsid="001face6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20591a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officeooo:paragraph-rsid="001e1aa9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normal" officeooo:paragraph-rsid="0020591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normal" officeooo:rsid="0027dfb5" officeooo:paragraph-rsid="00267d32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normal" officeooo:rsid="0027dfb5" officeooo:paragraph-rsid="0028b29c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591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fo:font-size="14pt" fo:font-weight="bold" officeooo:paragraph-rsid="0020591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11pt" fo:letter-spacing="normal" fo:font-style="normal" fo:font-weight="bold" officeooo:paragraph-rsid="0020591a" fo:background-color="transparent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11pt" fo:letter-spacing="normal" fo:font-style="normal" fo:font-weight="bold" officeooo:paragraph-rsid="001face6" fo:background-color="#ffffff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11pt" fo:letter-spacing="normal" fo:font-style="normal" fo:font-weight="bold" officeooo:paragraph-rsid="0012880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monospace" fo:font-size="11pt" fo:font-weight="bold" officeooo:paragraph-rsid="0028b29c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5" style:family="text">
      <style:text-properties fo:color="#000000" style:font-name="verdana" fo:letter-spacing="normal" fo:font-style="normal" style:font-style-asian="normal" style:font-style-complex="normal"/>
    </style:style>
    <style:style style:name="T6" style:family="text">
      <style:text-properties fo:color="#000000" style:font-name="verdana" fo:letter-spacing="normal" fo:font-style="normal" fo:background-color="#ffffff" loext:char-shading-value="0" style:font-style-asian="normal" style:font-style-complex="normal"/>
    </style:style>
    <style:style style:name="T7" style:family="text">
      <style:text-properties fo:color="#000000" style:font-name="verdana" fo:letter-spacing="normal" fo:background-color="#ffffff" loext:char-shading-value="0"/>
    </style:style>
    <style:style style:name="T8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11" style:family="text">
      <style:text-properties style:font-name="verdana" fo:letter-spacing="normal" fo:font-weight="normal" style:font-weight-asian="bold" style:font-weight-complex="bold"/>
    </style:style>
    <style:style style:name="T12" style:family="text">
      <style:text-properties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13" style:family="text">
      <style:text-properties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14" style:family="text">
      <style:text-properties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15" style:family="text">
      <style:text-properties style:font-name="verdana" fo:letter-spacing="normal" fo:font-style="normal" style:font-style-asian="normal" style:font-style-complex="normal"/>
    </style:style>
    <style:style style:name="T16" style:family="text">
      <style:text-properties style:font-name="verdana" fo:letter-spacing="normal" fo:font-style="normal" officeooo:rsid="000fe766" style:font-style-asian="normal" style:font-style-complex="normal"/>
    </style:style>
    <style:style style:name="T17" style:family="text">
      <style:text-properties style:font-name="verdana" fo:letter-spacing="normal" fo:font-style="normal" officeooo:rsid="001face6" style:font-style-asian="normal" style:font-style-complex="normal"/>
    </style:style>
    <style:style style:name="T18" style:family="text">
      <style:text-properties style:font-name="verdana" fo:letter-spacing="normal" fo:font-style="normal" fo:background-color="#ffffff" loext:char-shading-value="0" style:font-style-asian="normal" style:font-style-complex="normal"/>
    </style:style>
    <style:style style:name="T19" style:family="text">
      <style:text-properties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verdana" fo:font-size="14pt" fo:letter-spacing="normal" fo:font-style="normal" fo:font-weight="normal" officeooo:rsid="001face6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verdana" officeooo:rsid="000bbf2c"/>
    </style:style>
    <style:style style:name="T23" style:family="text">
      <style:text-properties style:font-name="verdana" officeooo:rsid="0020591a"/>
    </style:style>
    <style:style style:name="T24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5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7" style:family="text">
      <style:text-properties officeooo:rsid="0010ceed"/>
    </style:style>
    <style:style style:name="T28" style:family="text">
      <style:text-properties officeooo:rsid="00206797"/>
    </style:style>
    <style:style style:name="T29" style:family="text">
      <style:text-properties fo:color="#ff8000" style:font-name="verdana" fo:letter-spacing="normal" officeooo:rsid="0020894b" fo:background-color="#ffffff" loext:char-shading-value="0"/>
    </style:style>
    <style:style style:name="T30" style:family="text">
      <style:text-properties fo:color="#00a933"/>
    </style:style>
    <style:style style:name="T31" style:family="text">
      <style:text-properties fo:color="#00a933" fo:font-weight="bold" fo:background-color="transparent" loext:char-shading-value="0" style:font-weight-asian="bold" style:font-weight-complex="bold"/>
    </style:style>
    <style:style style:name="T32" style:family="text">
      <style:text-properties fo:color="#00a933" fo:font-weight="bold" officeooo:rsid="0028b29c" fo:background-color="transparent" loext:char-shading-value="0" style:font-weight-asian="bold" style:font-weight-complex="bold"/>
    </style:style>
    <style:style style:name="T33" style:family="text">
      <style:text-properties fo:color="#00a933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9">Н</text:span><text:span text:style-name="T20">е хватало </text:span><text:span text:style-name="T21">для gdb </text:span><text:span text:style-name="T20">библиотек</text:span></text:p>
      <text:p text:style-name="P19">sudo apt-get install libncurses5</text:p>
      <text:p text:style-name="P19">sudo apt-get install libpython2.7</text:p>
      <text:p text:style-name="P14"><text:span text:style-name="T1">openocd -f board/stm32h7x3i_eval.cfg</text:span> </text:p>
      <text:p text:style-name="P14"/>
      <text:p text:style-name="P27">openocd -f board/stm32f4discovery.cfg -c "program /home/evg/Stm32CubeIDE/STM32F407-DISCOVERY_W5500_INTRON/build/11_Converter_F407_INTRON_DT.bin 0x08000000 reset"</text:p>
      <text:p text:style-name="P14"/>
      <text:p text:style-name="P11"><text:span text:style-name="T22">telnet localhost 4444 </text:span><text:span text:style-name="T23">(можно все через gdb используя monitor)</text:span></text:p>
      <text:p text:style-name="P12">Полезно знать: если вы хотите использовать собственную команду OpenOCD (как и в сеансе Telnet), </text:p>
      <text:p text:style-name="P15">просто перед командой введите ключевое слово monitor</text:p>
      <text:p text:style-name="P17"><text:span text:style-name="T3">a</text:span><text:span text:style-name="T2">rm-none-eabi-gdb</text:span></text:p>
      <text:p text:style-name="P25"><text:span text:style-name="T16">a</text:span><text:span text:style-name="T15">rm-none-eabi-gdb-</text:span><text:span text:style-name="T17">py</text:span></text:p>
      <text:p text:style-name="P7">(gdb) <text:bookmark-start text:name="__DdeLink__550_3123639464"/>target remote localhost:3333<text:bookmark-end text:name="__DdeLink__550_3123639464"/></text:p>
      <text:p text:style-name="P8"/>
      <text:p text:style-name="P16">Удерживая сброс отправить команду</text:p>
      <text:p text:style-name="P16"/>
      <text:p text:style-name="P10"><text:span text:style-name="T28">(gdb) monitor </text:span><text:span text:style-name="T27">program /home/evg/SOFT/Github/GIT/6_promwad2_step_by_step/SC2_FreeRTOS_CUBE_and_CMake/build_cmake_release/FreeRTOS_STMH753.bin</text:span> 0x8000000 </text:p>
      <text:p text:style-name="P20"/>
      <text:p text:style-name="P10"><text:span text:style-name="T28">(gdb) monitor </text:span><text:span text:style-name="T27">program /home/evg/SOFT/Github/GIT/6_promwad2_step_by_step/H753_new/build_cmake_release/H753_new.bin</text:span> 0x8000000 </text:p>
      <text:p text:style-name="P13"/>
      <text:p text:style-name="P26">(gdb) monitor program /home/evg/Stm32CubeIDE/STM32F407-DISCOVERY_W5500_INTRON/build/11_Converter_F407_INTRON_DT.bin 0x8000000</text:p>
      <text:p text:style-name="P13"/>
      <text:p text:style-name="P28">(gdb) monitor reset halt</text:p>
      <text:p text:style-name="P9"/>
      <text:p text:style-name="P21">file /home/evg/SOFT/Github/GIT/6_promwad2_step_by_step/H753_new/build_cmake_debug/H753_new.elf</text:p>
      <text:p text:style-name="P21"/>
      <text:p text:style-name="P22"><text:span text:style-name="T33">file </text:span><text:span text:style-name="T31">/home/evg/Stm32CubeIDE/STM32F407-DISCOVERY_W5500_INTRON/build/11_Converter_F407_INTRON_DT.</text:span><text:span text:style-name="T32">elf</text:span></text:p>
      <text:p text:style-name="P29"><text:span text:style-name="T18">(gdb) load </text:span></text:p>
      <text:p text:style-name="P4"><text:span text:style-name="T5"><text:line-break/></text:span><text:span text:style-name="T7">(gdb) load </text:span><text:span text:style-name="T29">(удерживая сброс)</text:span></text:p>
      <text:p text:style-name="P5"/>
      <text:p text:style-name="P1"><text:span text:style-name="T10">(gdb) help</text:span><text:span text:style-name="T9"><text:line-break/></text:span><text:span text:style-name="T24">List of classes of commands: </text:span><text:span text:style-name="T9"><text:line-break/><text:line-break/></text:span><text:span text:style-name="T26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tracepoints <text:s text:c="3"/>-- Tracing of program execution without stopping the program <text:line-break/>user-defined <text:s/>-- User-defined commands</text:span></text:p>
      <text:p text:style-name="P6"/>
      <text:p text:style-name="P2"><text:soft-page-break/><text:span text:style-name="T10">(gdb) help alias</text:span><text:span text:style-name="T9"> <text:line-break/>Define a new command that is an alias of an existing command. <text:line-break/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6"/>
      <text:p text:style-name="P2"><text:span text:style-name="T9"><text:line-break/></text:span><text:span text:style-name="T10">(gdb) help breakpoints  <text:line-break/></text:span><text:span text:style-name="T25">Making program stop at certain points. </text:span><text:span text:style-name="T9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delete breakpoints -- Delete some breakpoints or auto-display expressions <text:line-break/>delete display -- Cancel some expressions to be displayed when program stops <text:line-break/>delete mem -- Delete memory region <text:line-break/></text:span><text:soft-page-break/><text:span text:style-name="T9">delete tracepoints -- Delete specified tracepoints <text:line-break/>delete tvariable -- Delete one or more trace state variables <text:line-break/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skip delete -- Delete skip entries <text:line-break/>skip disable -- Disable skip entries <text:line-break/>skip enable -- Enable skip entries <text:line-break/></text:span><text:soft-page-break/><text:span text:style-name="T9">skip file -- Ignore a file while stepping <text:line-break/>skip function -- Ignore a function while stepping <text:line-break/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10">(gdb) help data </text:span><text:span text:style-name="T9"><text:line-break/></text:span><text:span text:style-name="T24">Examining data. </text:span><text:span text:style-name="T9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dump memory -- Write contents of memory to a raw binary file <text:line-break/>dump srec -- Write target code/data to an srec file <text:line-break/>dump srec memory -- Write contents of memory to an srec file <text:line-break/></text:span><text:soft-page-break/><text:span text:style-name="T9">dump srec value -- Write the value of an expression to an srec file <text:line-break/>dump tekhex -- Write target code/data to a tekhex file <text:line-break/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set auto-load-scripts -- Set the debugger's behaviour regarding auto-loaded Python scripts <text:line-break/>set auto-solib-add -- Set autoloading of shared library symbols <text:line-break/>set backtrace -- Set backtrace specific variables <text:line-break/></text:span><text:soft-page-break/><text:span text:style-name="T9">set backtrace limit -- Set an upper bound on the number of backtrace levels <text:line-break/>set backtrace past-entry -- Set whether backtraces should continue past the entry point of a program <text:line-break/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set debug jit -- Set JIT debugging <text:line-break/>set debug notification -- Set debugging of async remote notification <text:line-break/>set debug observer -- Set observer debugging <text:line-break/></text:span><text:soft-page-break/><text:span text:style-name="T9">set debug overload -- Set debugging of C++ overloading <text:line-break/>set debug parser -- Set parser debugging <text:line-break/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set guile print-stack -- Set mode for Guile exception printing on error <text:line-break/>set height -- Set number of lines in a page for GDB output pagination <text:line-break/>set history -- Generic command for setting command history parameters <text:line-break/></text:span><text:soft-page-break/><text:span text:style-name="T9">set history expansion -- Set history expansion on command input <text:line-break/>set history filename -- Set the filename in which to record the command history <text:line-break/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</text:span><text:soft-page-break/><text:span text:style-name="T9">set print frame-arguments -- Set printing of non-scalar frame arguments <text:line-break/>set print inferior-events -- Set printing of inferior events (e.g. <text:line-break/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</text:span><text:soft-page-break/><text:span text:style-name="T9">set remote access-watchpoint-packet -- Set use of remote protocol `Z4' (access-watchpoint) packet <text:line-break/>set remote agent-packet -- Set use of remote protocol `QAgent' (agent) packet <text:line-break/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</text:span><text:soft-page-break/><text:span text:style-name="T9">set remote p-packet -- Set use of remote protocol `p' (fetch-register) packet <text:line-break/>set remote pass-signals-packet -- Set use of remote protocol `QPassSignals' (pass-signals) packet <text:line-break/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</text:span><text:soft-page-break/><text:span text:style-name="T9">set scheduler-locking -- Set mode for locking scheduler during execution <text:line-break/>set script-extension -- Set mode for script filename extension recognition <text:line-break/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x -- Examine memory: x/FMT ADDRESS<text:line-break/><text:line-break/><text:line-break/></text:span><text:soft-page-break/><text:span text:style-name="T10">(gdb) help internals </text:span><text:span text:style-name="T9"><text:line-break/>Maintenance commands. <text:line-break/>Some gdb commands are provided just for use by gdb maintainers. <text:line-break/>These commands are subject to frequent change, and may not be as <text:line-break/>well documented as user commands. <text:line-break/><text:line-break/>List of commands: <text:line-break/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</text:span><text:soft-page-break/><text:span text:style-name="T9">maintenance print msymbols -- Print dump of current minimal symbol definitions <text:line-break/>maintenance print objfiles -- Print dump of current object file definitions <text:line-break/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</text:span><text:soft-page-break/><text:span text:style-name="T9">maintenance show btrace pt -- Show Intel(R) Processor Trace specific variables <text:line-break/>maintenance show btrace pt skip-pad -- Show whether PAD packets should be skipped in the btrace packet history <text:line-break/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10">(gdb) help obscure </text:span><text:span text:style-name="T9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guile -- Evaluate a Guile expression <text:line-break/>guile-repl -- Start a Guile interactive prompt <text:line-break/>monitor -- Send a command to the remote monitor (remote targets only) <text:line-break/></text:span><text:soft-page-break/><text:span text:style-name="T9">python -- Evaluate a Python command <text:line-break/>python-interactive -- Start an interactive Python prompt <text:line-break/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sim -- Send a command to the simulator <text:line-break/>stop -- There is no `stop' command<text:line-break/><text:line-break/><text:line-break/></text:span><text:span text:style-name="T10">(gdb) help running </text:span><text:span text:style-name="T9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reverse-continue -- Continue program being debugged but run it in reverse <text:line-break/>reverse-finish -- Execute backward until just before selected stack frame is called <text:line-break/>reverse-next -- Step program backward <text:line-break/></text:span><text:soft-page-break/><text:span text:style-name="T9">reverse-nexti -- Step backward one instruction <text:line-break/>reverse-step -- Step program backward until it reaches the beginning of another source line <text:line-break/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10">(gdb) help stack</text:span><text:span text:style-name="T9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down -- Select and print stack frame called by this one <text:line-break/>frame -- Select and print a stack frame <text:line-break/>return -- Make selected stack frame return to its caller <text:line-break/></text:span><text:soft-page-break/><text:span text:style-name="T9">select-frame -- Select a stack frame without printing anything <text:line-break/>up -- Select and print stack frame that called this one<text:line-break/></text:span></text:p>
      <text:p text:style-name="P3"><text:span text:style-name="T10">(gdb) help status </text:span><text:span text:style-name="T9"> <text:line-break/>Status inquiries. <text:line-break/><text:line-break/>List of commands: <text:line-break/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info pretty-printer -- GDB command to list all registered pretty-printers <text:line-break/>info probes -- Show available static probes <text:line-break/>info probes all -- Show information about all type of probes <text:line-break/></text:span><text:soft-page-break/><text:span text:style-name="T9">info probes dtrace -- Show information about DTrace static probes <text:line-break/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</text:span><text:soft-page-break/><text:span text:style-name="T9">macro list -- List all the macros defined using the `macro define' command <text:line-break/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show circular-trace-buffer -- Show target's use of circular trace buffer <text:line-break/>show code-cache -- Show cache use for code segment access <text:line-break/>show coerce-float-to-double -- Show coercion of floats to doubles when calling functions <text:line-break/></text:span><text:soft-page-break/><text:span text:style-name="T9">show commands -- Show the history of commands you typed <text:line-break/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show debug timestamp -- Show timestamping of debugging messages <text:line-break/>show debug varobj -- Show varobj debugging <text:line-break/>show debug xml -- Show XML parser debugging <text:line-break/></text:span><text:soft-page-break/><text:span text:style-name="T9">show debug-file-directory -- Show the directories where separate debug symbols are searched for <text:line-break/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show logging -- Show logging options <text:line-break/>show logging file -- Show the current logfile <text:line-break/>show logging overwrite -- Show whether logging overwrites or appends to the log file <text:line-break/></text:span><text:soft-page-break/><text:span text:style-name="T9">show logging redirect -- Show the logging output mode <text:line-break/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</text:span><text:soft-page-break/><text:span text:style-name="T9">show print thread-events -- Show printing of thread events (such as thread start and exit) <text:line-break/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</text:span><text:soft-page-break/><text:span text:style-name="T9">show remote fast-tracepoints-packet -- Show current use of remote protocol `FastTracepoints' (fast-tracepoints) packet <text:line-break/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</text:span><text:soft-page-break/><text:span text:style-name="T9">show remote run-packet -- Show current use of remote protocol `vRun' (run) packet <text:line-break/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</text:span><text:soft-page-break/><text:span text:style-name="T9">show target-wide-charset -- Show the target wide character set <text:line-break/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10">(gdb) help support  </text:span><text:span text:style-name="T9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document -- Document a user-defined command <text:line-break/>dont-repeat -- Don't repeat this command <text:line-break/>down-silently -- Same as the `down' command <text:line-break/>echo -- Print a constant string <text:line-break/></text:span><text:soft-page-break/><text:span text:style-name="T9">help -- Print list of commands <text:line-break/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up-silently -- Same as the `up' command <text:line-break/>while -- Execute nested commands WHILE the conditional expression is non zero<text:line-break/><text:line-break/>(</text:span><text:span text:style-name="T10">gdb) help tracepoints </text:span><text:span text:style-name="T9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tstart -- Start trace data collection <text:line-break/>tstatus -- Display the status of the current trace data collection <text:line-break/>tstop -- Stop trace data collection <text:line-break/>tvariable -- Define a trace state variable <text:line-break/></text:span><text:soft-page-break/><text:span text:style-name="T9">while-stepping -- Specify single-stepping behavior at a tracepoint<text:line-break/><text:line-break/><text:line-break/></text:span><text:span text:style-name="T11"><text:line-break/><text:line-break/></text:span><text:span text:style-name="T8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1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3-07-06T18:01:47.895271991</dc:date>
    <meta:editing-duration>P2DT10H34M26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29" meta:paragraph-count="24" meta:word-count="12137" meta:character-count="83722" meta:non-whitespace-character-count="70290"/>
  </office:meta>
</office:document-meta>
</file>